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nversor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string">
            <text:p>Atraso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6.34">
            <text:p>16,34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2.85">
            <text:p>12,8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9.76">
            <text:p>9,76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6">
            <text:p>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>
            <draw:frame table:end-cell-address="Planilha1.G31" table:end-x="0.799cm" table:end-y="0.45cm" draw:z-index="0" draw:style-name="gr1" svg:width="13.172cm" svg:height="10.142cm" svg:x="1.175cm" svg:y="0.206cm">
              <draw:object draw:notify-on-update-of-ranges="Planilha1.A3:Planilha1.A6 Planilha1.B2:Planilha1.B2 Planilha1.B3:Planilh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6:5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9-05T16:14:57</meta:creation-date>
    <dc:date>2011-09-05T16:52:51</dc:date>
    <dc:creator>daniel </dc:creator>
    <meta:editing-duration>PT00H37M55S</meta:editing-duration>
    <meta:editing-cycles>3</meta:editing-cycles>
    <meta:generator>OpenOffice.org/3.2$Linux OpenOffice.org_project/320m12$Build-9483</meta:generator>
    <meta:document-statistic meta:table-count="3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73cm" svg:height="10.143cm" xlink:href=".." chart:class="chart:line" chart:style-name="ch1">
        <chart:title svg:x="5.938cm" svg:y="0.203cm" chart:style-name="ch2">
          <text:p>Atraso</text:p>
        </chart:title>
        <chart:legend chart:legend-position="end" svg:x="11.413cm" svg:y="4.789cm" chart:style-name="ch3"/>
        <chart:plot-area chart:style-name="ch4" table:cell-range-address="Planilha1.A2:Planilha1.B6" chart:data-source-has-labels="both" svg:x="0.325cm" svg:y="0.908cm" svg:width="10.826cm" svg:height="8.83cm">
          <chart:axis chart:dimension="x" chart:name="primary-x" chart:style-name="ch5">
            <chart:title svg:x="5.204cm" svg:y="9.368cm" chart:style-name="ch6">
              <text:p>VDD (volts)</text:p>
            </chart:title>
            <chart:categories table:cell-range-address="Planilha1.A3:Planilha1.A6"/>
          </chart:axis>
          <chart:axis chart:dimension="y" chart:name="primary-y" chart:style-name="ch5">
            <chart:title svg:x="0.264cm" svg:y="5.805cm" chart:style-name="ch7">
              <text:p>tempo (ps)</text:p>
            </chart:title>
            <chart:grid chart:style-name="ch8" chart:class="major"/>
          </chart:axis>
          <chart:series chart:style-name="ch9" chart:values-cell-range-address="Planilha1.B3:Planilha1.B6" chart:label-cell-address="Planilha1.B2:Planilha1.B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2:Planilha1.B2">Atraso</text:p>
              </table:table-cell>
            </table:table-row>
          </table:table-header-rows>
          <table:table-rows>
            <table:table-row>
              <table:table-cell office:value-type="string">
                <text:p text:id="Planilha1.A3:Planilha1.A6">0,4</text:p>
              </table:table-cell>
              <table:table-cell office:value-type="float" office:value="16.34">
                <text:p text:id="Planilha1.B3:Planilha1.B6">16.34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